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officeooo="http://openoffice.org/2009/office">
  <office:scripts/>
  <office:font-face-decls>
    <style:font-face style:name="OpenSymbol" svg:font-family="OpenSymbol"/>
    <style:font-face style:name="Liberation Serif1" svg:font-family="'Liberation Serif'" style:font-family-generic="roman"/>
    <style:font-face style:name="Calibri" svg:font-family="Calibri" style:font-family-generic="swiss"/>
    <style:font-face style:name="Calibri,Bold" svg:font-family="'Calibri,Bold'" style:font-family-generic="swiss"/>
    <style:font-face style:name="Calibri1" svg:font-family="Calibri, Bold" style:font-family-generic="swiss"/>
    <style:font-face style:name="Cambria,Italic" svg:font-family="'Cambria,Italic'" style:font-family-generic="swiss"/>
    <style:font-face style:name="Cambria1" svg:font-family="Cambria, Bold" style:font-family-generic="swiss"/>
    <style:font-face style:name="Cambria" svg:font-family="Cambria, BoldItalic" style:font-family-generic="swiss"/>
    <style:font-face style:name="Cambria2" svg:font-family="Cambria, Italic" style:font-family-generic="swiss"/>
    <style:font-face style:name="FreeSans1" svg:font-family="FreeSans" style:font-family-generic="swiss"/>
    <style:font-face style:name="Liberation Sans3" svg:font-family="'Liberation Sans'" style:font-family-generic="swiss"/>
    <style:font-face style:name="Liberation Sans2" svg:font-family="'Liberation Sans'" style:font-adornments="Gras" style:font-family-generic="swiss"/>
    <style:font-face style:name="CMBX12" svg:font-family="CMBX12" style:font-family-generic="system"/>
    <style:font-face style:name="CMMI12" svg:font-family="CMMI12" style:font-family-generic="system"/>
    <style:font-face style:name="CMR12" svg:font-family="CMR12" style:font-family-generic="system"/>
    <style:font-face style:name="CMR8" svg:font-family="CMR8" style:font-family-generic="system"/>
    <style:font-face style:name="Cambria3"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Auteurs" style:family="table">
      <style:table-properties style:width="17cm" table:align="margins"/>
    </style:style>
    <style:style style:name="Auteurs.A" style:family="table-column">
      <style:table-column-properties style:column-width="5.667cm" style:rel-column-width="21845*"/>
    </style:style>
    <style:style style:name="Auteurs.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Auteurs.C1" style:family="table-cell">
      <style:table-cell-properties fo:background-color="#cccccc" fo:padding="0.097cm" fo:border="0.002cm solid #000000">
        <style:background-image/>
      </style:table-cell-properties>
    </style:style>
    <style:style style:name="Auteurs.A2" style:family="table-cell">
      <style:table-cell-properties fo:padding="0.097cm" fo:border-left="0.002cm solid #000000" fo:border-right="none" fo:border-top="none" fo:border-bottom="0.002cm solid #000000"/>
    </style:style>
    <style:style style:name="Auteurs.C2" style:family="table-cell">
      <style:table-cell-properties fo:padding="0.097cm" fo:border-left="0.002cm solid #000000" fo:border-right="0.002cm solid #000000" fo:border-top="none" fo:border-bottom="0.002cm solid #000000"/>
    </style:style>
    <style:style style:name="Diffusion" style:family="table">
      <style:table-properties style:width="17cm" table:align="margins"/>
    </style:style>
    <style:style style:name="Diffusion.A" style:family="table-column">
      <style:table-column-properties style:column-width="8.5cm" style:rel-column-width="32767*"/>
    </style:style>
    <style:style style:name="Diffusion.B" style:family="table-column">
      <style:table-column-properties style:column-width="8.5cm" style:rel-column-width="32768*"/>
    </style:style>
    <style:style style:name="Diffusion.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Diffusion.B1" style:family="table-cell">
      <style:table-cell-properties fo:background-color="#cccccc" fo:padding="0.097cm" fo:border="0.002cm solid #000000">
        <style:background-image/>
      </style:table-cell-properties>
    </style:style>
    <style:style style:name="Diffusion.A2" style:family="table-cell">
      <style:table-cell-properties fo:padding="0.097cm" fo:border-left="0.002cm solid #000000" fo:border-right="none" fo:border-top="none" fo:border-bottom="0.002cm solid #000000"/>
    </style:style>
    <style:style style:name="Diffusion.B2" style:family="table-cell">
      <style:table-cell-properties fo:padding="0.097cm" fo:border-left="0.002cm solid #000000" fo:border-right="0.002cm solid #000000" fo:border-top="none" fo:border-bottom="0.002cm solid #000000"/>
    </style:style>
    <style:style style:name="Références" style:family="table">
      <style:table-properties style:width="17cm" table:align="margins"/>
    </style:style>
    <style:style style:name="Références.A" style:family="table-column">
      <style:table-column-properties style:column-width="8.5cm" style:rel-column-width="32767*"/>
    </style:style>
    <style:style style:name="Références.B" style:family="table-column">
      <style:table-column-properties style:column-width="8.5cm" style:rel-column-width="32768*"/>
    </style:style>
    <style:style style:name="Références.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Références.B1" style:family="table-cell">
      <style:table-cell-properties fo:background-color="#cccccc" fo:padding="0.097cm" fo:border="0.002cm solid #000000">
        <style:background-image/>
      </style:table-cell-properties>
    </style:style>
    <style:style style:name="Références.A2" style:family="table-cell">
      <style:table-cell-properties fo:padding="0.097cm" fo:border-left="0.002cm solid #000000" fo:border-right="none" fo:border-top="none" fo:border-bottom="0.002cm solid #000000"/>
    </style:style>
    <style:style style:name="Références.B2" style:family="table-cell">
      <style:table-cell-properties fo:padding="0.097cm" fo:border-left="0.002cm solid #000000" fo:border-right="0.002cm solid #000000" fo:border-top="none" fo:border-bottom="0.002cm solid #000000"/>
    </style:style>
    <style:style style:name="historique" style:family="table">
      <style:table-properties style:width="17cm" table:align="margins"/>
    </style:style>
    <style:style style:name="historique.A" style:family="table-column">
      <style:table-column-properties style:column-width="4.249cm" style:rel-column-width="16383*"/>
    </style:style>
    <style:style style:name="historique.D" style:family="table-column">
      <style:table-column-properties style:column-width="4.251cm" style:rel-column-width="16386*"/>
    </style:style>
    <style:style style:name="historique.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historique.D1" style:family="table-cell">
      <style:table-cell-properties fo:background-color="#cccccc" fo:padding="0.097cm" fo:border="0.002cm solid #000000">
        <style:background-image/>
      </style:table-cell-properties>
    </style:style>
    <style:style style:name="historique.A2" style:family="table-cell">
      <style:table-cell-properties fo:padding="0.097cm" fo:border-left="0.002cm solid #000000" fo:border-right="none" fo:border-top="none" fo:border-bottom="0.002cm solid #000000"/>
    </style:style>
    <style:style style:name="historique.C2" style:family="table-cell" style:data-style-name="N37">
      <style:table-cell-properties fo:padding="0.097cm" fo:border-left="0.002cm solid #000000" fo:border-right="none" fo:border-top="none" fo:border-bottom="0.002cm solid #000000"/>
    </style:style>
    <style:style style:name="historique.D2" style:family="table-cell">
      <style:table-cell-properties fo:padding="0.097cm" fo:border-left="0.002cm solid #000000" fo:border-right="0.002cm solid #000000" fo:border-top="none" fo:border-bottom="0.002cm solid #000000"/>
    </style:style>
    <style:style style:name="Equipe" style:family="table">
      <style:table-properties style:width="17cm" table:align="margins"/>
    </style:style>
    <style:style style:name="Equipe.A" style:family="table-column">
      <style:table-column-properties style:column-width="1.933cm" style:rel-column-width="7452*"/>
    </style:style>
    <style:style style:name="Equipe.B" style:family="table-column">
      <style:table-column-properties style:column-width="15.067cm" style:rel-column-width="58083*"/>
    </style:style>
    <style:style style:name="Equipe.A1" style:family="table-cell">
      <style:table-cell-properties fo:background-color="#b3b3b3" fo:padding="0.097cm" fo:border="0.002cm solid #000000">
        <style:background-image/>
      </style:table-cell-properties>
    </style:style>
    <style:style style:name="Equipe.A2" style:family="table-cell">
      <style:table-cell-properties fo:background-color="#e6e6e6" fo:padding="0.097cm" fo:border-left="0.002cm solid #000000" fo:border-right="none" fo:border-top="none" fo:border-bottom="0.002cm solid #000000">
        <style:background-image/>
      </style:table-cell-properties>
    </style:style>
    <style:style style:name="Equipe.B2" style:family="table-cell">
      <style:table-cell-properties fo:padding="0.097cm" fo:border-left="0.002cm solid #000000" fo:border-right="0.002cm solid #000000" fo:border-top="none" fo:border-bottom="0.002cm solid #000000"/>
    </style:style>
    <style:style style:name="Equipe.A3" style:family="table-cell">
      <style:table-cell-properties fo:background-color="#b3b3b3"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start" style:justify-single-word="false"/>
    </style:style>
    <style:style style:name="P2" style:family="paragraph" style:parent-style-name="Table_20_Contents">
      <style:text-properties fo:font-size="11pt" style:font-size-complex="11pt"/>
    </style:style>
    <style:style style:name="P3" style:family="paragraph" style:parent-style-name="Table_20_Contents">
      <style:paragraph-properties fo:text-align="center" style:justify-single-word="false"/>
      <style:text-properties fo:font-size="11pt" style:font-size-complex="11pt"/>
    </style:style>
    <style:style style:name="P4" style:family="paragraph" style:parent-style-name="Table_20_Contents">
      <style:paragraph-properties fo:text-align="center" style:justify-single-word="false"/>
      <style:text-properties fo:font-size="11pt" fo:font-weight="bold" style:font-name-asian="Cambria3" style:font-size-asian="11pt" style:font-weight-asian="bold" style:font-size-complex="11pt" style:font-weight-complex="bold"/>
    </style:style>
    <style:style style:name="P5" style:family="paragraph" style:parent-style-name="Table_20_Contents">
      <style:paragraph-properties fo:text-align="center" style:justify-single-word="false"/>
      <style:text-properties fo:font-size="11pt" fo:font-weight="bold" style:font-name-asian="Cambria3" style:font-weight-asian="bold" style:font-size-complex="11pt" style:font-weight-complex="bold"/>
    </style:style>
    <style:style style:name="P6" style:family="paragraph" style:parent-style-name="Table_20_Contents">
      <style:text-properties style:font-name="Liberation Sans" fo:font-size="11pt" style:font-size-asian="11pt" style:font-size-complex="11pt"/>
    </style:style>
    <style:style style:name="P7" style:family="paragraph" style:parent-style-name="Table_20_Contents">
      <style:text-properties style:font-name="Liberation Sans" fo:font-size="11pt" style:font-name-asian="Cambria3" style:font-size-asian="11pt" style:font-size-complex="11pt"/>
    </style:style>
    <style:style style:name="P8" style:family="paragraph" style:parent-style-name="Standard">
      <style:paragraph-properties fo:text-align="start" style:justify-single-word="false" style:text-autospace="none"/>
      <style:text-properties style:font-name="Calibri" fo:font-size="11pt" style:font-name-asian="Calibri" style:font-size-asian="11pt" style:font-name-complex="Calibri" style:font-size-complex="11pt"/>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margin-top="0cm" fo:margin-bottom="0cm" fo:line-height="100%" style:text-autospace="none"/>
    </style:style>
    <style:style style:name="P11" style:family="paragraph" style:parent-style-name="Normal">
      <style:paragraph-properties fo:margin-top="0cm" fo:margin-bottom="0cm" fo:line-height="100%" style:text-autospace="none"/>
    </style:style>
    <style:style style:name="P12" style:family="paragraph" style:parent-style-name="Normal">
      <style:paragraph-properties fo:margin-top="0cm" fo:margin-bottom="0cm" fo:line-height="100%" style:text-autospace="none"/>
      <style:text-properties fo:color="#000000" style:font-name-complex="Calibri2"/>
    </style:style>
    <style:style style:name="P13" style:family="paragraph" style:parent-style-name="Normal">
      <style:paragraph-properties fo:margin-top="0cm" fo:margin-bottom="0cm" fo:line-height="100%" style:text-autospace="none"/>
      <style:text-properties fo:color="#000000" style:font-name="Calibri1" fo:font-weight="bold" style:font-weight-asian="bold" style:font-name-complex="Calibri1" style:font-weight-complex="bold"/>
    </style:style>
    <style:style style:name="P14" style:family="paragraph" style:parent-style-name="Normal">
      <style:paragraph-properties fo:margin-top="0cm" fo:margin-bottom="0cm" fo:line-height="100%" style:text-autospace="none"/>
      <style:text-properties fo:color="#000000" style:font-name="Calibri1" fo:font-weight="bold" style:font-weight-asian="bold" style:font-name-complex="Calibri2"/>
    </style:style>
    <style:style style:name="P15" style:family="paragraph" style:parent-style-name="Normal">
      <style:paragraph-properties fo:margin-top="0cm" fo:margin-bottom="0cm" fo:line-height="100%" style:text-autospace="none"/>
      <style:text-properties fo:color="#000000" style:font-name="Calibri1" fo:font-weight="bold" style:language-asian="fr" style:country-asian="FR" style:font-weight-asian="bold" style:font-name-complex="Calibri1" style:font-weight-complex="bold"/>
    </style:style>
    <style:style style:name="P16" style:family="paragraph" style:parent-style-name="Normal">
      <style:paragraph-properties fo:margin-top="0cm" fo:margin-bottom="0cm" fo:line-height="100%" style:text-autospace="none"/>
      <style:text-properties fo:color="#000000" style:language-asian="fr" style:country-asian="FR" style:font-name-complex="Calibri2"/>
    </style:style>
    <style:style style:name="P17" style:family="paragraph" style:parent-style-name="Normal">
      <style:paragraph-properties fo:margin-top="0cm" fo:margin-bottom="0cm" fo:line-height="100%" style:text-autospace="none"/>
      <style:text-properties fo:color="#000000" style:font-name="Liberation Serif1" style:language-asian="fr" style:country-asian="FR" style:font-name-complex="Calibri2"/>
    </style:style>
    <style:style style:name="P18" style:family="paragraph" style:parent-style-name="Normal">
      <style:paragraph-properties fo:margin-top="0cm" fo:margin-bottom="0cm" fo:line-height="100%" style:text-autospace="none"/>
      <style:text-properties fo:color="#000000" style:font-name="Liberation Serif1" fo:font-size="11pt" style:font-name-asian="Calibri" style:font-size-asian="11pt" style:language-asian="fr" style:country-asian="FR" style:font-name-complex="Calibri" style:font-size-complex="11pt"/>
    </style:style>
    <style:style style:name="P19" style:family="paragraph" style:parent-style-name="Normal">
      <style:paragraph-properties fo:margin-top="0cm" fo:margin-bottom="0cm" fo:line-height="100%" style:text-autospace="none"/>
      <style:text-properties fo:color="#000000" style:font-name="Liberation Sans3" fo:font-size="12pt" fo:font-weight="bold" style:font-size-asian="12pt" style:font-weight-asian="bold" style:font-name-complex="Calibri2" style:font-size-complex="12pt" style:font-weight-complex="bold"/>
    </style:style>
    <style:style style:name="P20" style:family="paragraph" style:parent-style-name="Normal">
      <style:paragraph-properties fo:margin-top="0cm" fo:margin-bottom="0cm" fo:line-height="100%" style:text-autospace="none"/>
      <style:text-properties fo:color="#4f82be" style:font-name="Cambria" fo:font-size="12pt" fo:font-style="italic" fo:font-weight="bold" style:font-size-asian="12pt" style:language-asian="fr" style:country-asian="FR" style:font-style-asian="italic" style:font-weight-asian="bold" style:font-name-complex="Cambria" style:font-size-complex="12pt" style:font-style-complex="italic" style:font-weight-complex="bold"/>
    </style:style>
    <style:style style:name="P21" style:family="paragraph" style:parent-style-name="Normal">
      <style:paragraph-properties fo:margin-top="0cm" fo:margin-bottom="0cm" fo:line-height="100%" style:text-autospace="none"/>
      <style:text-properties fo:color="#4f82be" style:font-name="Cambria1" fo:font-weight="bold" style:language-asian="fr" style:country-asian="FR" style:font-weight-asian="bold" style:font-name-complex="Cambria1" style:font-weight-complex="bold"/>
    </style:style>
    <style:style style:name="P22" style:family="paragraph" style:parent-style-name="Normal">
      <style:paragraph-properties fo:margin-top="0cm" fo:margin-bottom="0cm" fo:line-height="100%" style:text-autospace="none"/>
      <style:text-properties fo:color="#4f82be" style:font-name="Cambria2" fo:font-size="12pt" fo:font-style="italic" style:font-size-asian="12pt" style:language-asian="fr" style:country-asian="FR" style:font-style-asian="italic" style:font-name-complex="Cambria2" style:font-size-complex="12pt" style:font-style-complex="italic"/>
    </style:style>
    <style:style style:name="P23" style:family="paragraph" style:parent-style-name="Normal">
      <style:paragraph-properties fo:margin-top="0cm" fo:margin-bottom="0cm" fo:line-height="100%" style:text-autospace="none"/>
      <style:text-properties fo:color="#9bbb59" style:font-name="Cambria2" fo:font-size="12pt" fo:font-style="italic" style:font-size-asian="12pt" style:language-asian="fr" style:country-asian="FR" style:font-style-asian="italic" style:font-name-complex="Cambria2" style:font-size-complex="12pt" style:font-style-complex="italic"/>
    </style:style>
    <style:style style:name="P24" style:family="paragraph" style:parent-style-name="Normal">
      <style:paragraph-properties fo:margin-top="0cm" fo:margin-bottom="0cm" fo:line-height="100%" style:text-autospace="none"/>
      <style:text-properties fo:color="#9bbb59" fo:font-size="14.5pt" fo:font-style="italic" style:font-size-asian="14.5pt" style:language-asian="fr" style:country-asian="FR" style:font-style-asian="italic" style:font-name-complex="CMBX12" style:font-size-complex="14.5pt"/>
    </style:style>
    <style:style style:name="P25" style:family="paragraph" style:parent-style-name="Table_20_Contents">
      <style:paragraph-properties fo:text-align="center" style:justify-single-word="false" fo:background-color="#b3b3b3" style:shadow="none">
        <style:background-image/>
      </style:paragraph-properties>
      <style:text-properties fo:font-size="11pt" fo:font-weight="bold" style:font-name-asian="Cambria3" style:font-weight-asian="bold" style:font-size-complex="11pt" style:font-weight-complex="bold"/>
    </style:style>
    <style:style style:name="P26" style:family="paragraph" style:parent-style-name="Normal">
      <style:paragraph-properties fo:line-height="100%"/>
    </style:style>
    <style:style style:name="P27" style:family="paragraph" style:parent-style-name="Normal">
      <style:text-properties style:font-name="Liberation Sans" fo:language="en" fo:country="US" style:font-name-complex="Arial"/>
    </style:style>
    <style:style style:name="P28" style:family="paragraph" style:parent-style-name="Normal">
      <style:text-properties style:use-window-font-color="true"/>
    </style:style>
    <style:style style:name="P29" style:family="paragraph" style:parent-style-name="Normal">
      <style:paragraph-properties fo:margin-left="1.27cm" fo:margin-right="0cm" fo:margin-top="0cm" fo:margin-bottom="0cm" fo:line-height="100%" fo:text-indent="0cm" style:auto-text-indent="false" style:text-autospace="none">
        <style:tab-stops/>
      </style:paragraph-properties>
      <style:text-properties fo:color="#9bbb59" style:font-name="Cambria1" fo:font-size="14pt" fo:font-weight="bold" style:font-size-asian="14pt" style:font-weight-asian="bold" style:font-name-complex="Cambria1" style:font-size-complex="14pt" style:font-weight-complex="bold"/>
    </style:style>
    <style:style style:name="P30" style:family="paragraph" style:parent-style-name="Normal">
      <style:paragraph-properties fo:margin-left="1.27cm" fo:margin-right="0cm" fo:margin-top="0cm" fo:margin-bottom="0cm" fo:line-height="100%" fo:text-indent="0cm" style:auto-text-indent="false" style:text-autospace="none">
        <style:tab-stops/>
      </style:paragraph-properties>
      <style:text-properties fo:color="#9bbb59" style:font-name="Cambria2" fo:font-size="12pt" fo:font-style="italic" fo:font-weight="bold" style:font-size-asian="12pt" style:font-style-asian="italic" style:font-weight-asian="bold" style:font-name-complex="Cambria2" style:font-size-complex="12pt" style:font-style-complex="italic"/>
    </style:style>
    <style:style style:name="P31" style:family="paragraph" style:parent-style-name="Normal">
      <style:paragraph-properties fo:margin-left="1.27cm" fo:margin-right="0cm" fo:margin-top="0cm" fo:margin-bottom="0cm" fo:line-height="100%" fo:text-indent="0cm" style:auto-text-indent="false" style:text-autospace="none">
        <style:tab-stops/>
      </style:paragraph-properties>
      <style:text-properties fo:color="#9bbb59" style:font-name="Cambria2" fo:font-size="12pt" fo:font-style="italic" fo:font-weight="bold" style:font-size-asian="12pt" style:language-asian="fr" style:country-asian="FR" style:font-style-asian="italic" style:font-weight-asian="bold" style:font-name-complex="Cambria2" style:font-size-complex="12pt" style:font-style-complex="italic"/>
    </style:style>
    <style:style style:name="P32" style:family="paragraph" style:parent-style-name="Normal">
      <style:paragraph-properties fo:margin-left="1.27cm" fo:margin-right="0cm" fo:margin-top="0cm" fo:margin-bottom="0cm" fo:line-height="100%" fo:text-indent="0cm" style:auto-text-indent="false" style:text-autospace="none">
        <style:tab-stops/>
      </style:paragraph-properties>
      <style:text-properties fo:color="#000000" style:font-name="Cambria" fo:font-weight="bold" style:font-weight-asian="bold" style:font-name-complex="Calibri2"/>
    </style:style>
    <style:style style:name="P33" style:family="paragraph" style:parent-style-name="Normal">
      <style:paragraph-properties fo:background-color="transparent">
        <style:background-image/>
      </style:paragraph-properties>
    </style:style>
    <style:style style:name="P34" style:family="paragraph" style:parent-style-name="Text_20_body">
      <style:text-properties fo:color="#9bbb59" style:font-name="Cambria1" fo:font-size="14pt" fo:font-weight="bold" style:font-size-asian="14pt" style:language-asian="fr" style:country-asian="FR" style:font-weight-asian="bold" style:font-name-complex="Cambria1" style:font-size-complex="14pt" style:font-weight-complex="bold"/>
    </style:style>
    <style:style style:name="P35" style:family="paragraph" style:parent-style-name="Normal">
      <style:paragraph-properties fo:margin-left="0cm" fo:margin-right="0cm" fo:margin-top="0cm" fo:margin-bottom="0cm" fo:line-height="100%" fo:text-indent="0cm" style:auto-text-indent="false" style:text-autospace="none">
        <style:tab-stops/>
      </style:paragraph-properties>
      <style:text-properties fo:color="#9bbb59" style:font-name="Cambria2" fo:font-size="12pt" fo:font-style="italic" fo:font-weight="bold" style:font-size-asian="12pt" style:language-asian="fr" style:country-asian="FR" style:font-style-asian="italic" style:font-weight-asian="bold" style:font-name-complex="Cambria2" style:font-size-complex="12pt" style:font-style-complex="italic"/>
    </style:style>
    <style:style style:name="P36"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37" style:family="paragraph" style:parent-style-name="Standard" style:master-page-name="Standard">
      <style:paragraph-properties style:page-number="auto" fo:break-before="page"/>
    </style:style>
    <style:style style:name="P38" style:family="paragraph" style:parent-style-name="Normal" style:list-style-name="L4">
      <style:paragraph-properties fo:margin-top="0cm" fo:margin-bottom="0cm" fo:line-height="100%" style:text-autospace="none"/>
    </style:style>
    <style:style style:name="P39" style:family="paragraph" style:parent-style-name="Paragraphe_20_de_20_liste" style:list-style-name="L1">
      <style:paragraph-properties fo:margin-top="0.071cm" fo:margin-bottom="0cm" fo:line-height="107%" fo:keep-together="always" fo:keep-with-next="always"/>
      <style:text-properties fo:color="#9bbb59" style:font-name="Cambria" fo:font-size="12pt" style:font-name-asian="Times New Roman" style:font-size-asian="12pt" style:font-size-complex="12pt" text:display="none"/>
    </style:style>
    <style:style style:name="P40" style:family="paragraph" style:parent-style-name="Paragraphe_20_de_20_liste" style:list-style-name="L2">
      <style:paragraph-properties fo:margin-top="0.071cm" fo:margin-bottom="0cm" fo:line-height="107%" fo:keep-together="always" fo:keep-with-next="always"/>
      <style:text-properties fo:color="#9bbb59" style:font-name="Cambria" fo:font-size="12pt" style:font-name-asian="Times New Roman" style:font-size-asian="12pt" style:font-size-complex="12pt" text:display="none"/>
    </style:style>
    <style:style style:name="P41" style:family="paragraph" style:parent-style-name="Paragraphe_20_de_20_liste" style:list-style-name="L3">
      <style:paragraph-properties fo:margin-top="0.071cm" fo:margin-bottom="0cm" fo:line-height="107%" fo:keep-together="always" fo:keep-with-next="always"/>
      <style:text-properties fo:color="#9bbb59" style:font-name="Cambria" fo:font-size="12pt" style:font-name-asian="Times New Roman" style:font-size-asian="12pt" style:font-size-complex="12pt" text:display="none"/>
    </style:style>
    <style:style style:name="P42" style:family="paragraph" style:parent-style-name="Heading_20_2">
      <style:text-properties style:use-window-font-color="true"/>
    </style:style>
    <style:style style:name="T1" style:family="text">
      <style:text-properties style:font-name="Calibri1" fo:font-weight="bold" style:language-asian="fr" style:country-asian="FR" style:font-weight-asian="bold" style:font-name-complex="Calibri1" style:font-weight-complex="bold"/>
    </style:style>
    <style:style style:name="T2" style:family="text">
      <style:text-properties style:font-name="Calibri1" fo:font-weight="bold" style:font-weight-asian="bold" style:font-weight-complex="bold"/>
    </style:style>
    <style:style style:name="T3" style:family="text">
      <style:text-properties fo:color="#000000" style:font-name="Calibri1" fo:font-weight="bold" style:language-asian="fr" style:country-asian="FR" style:font-weight-asian="bold" style:font-name-complex="Calibri1" style:font-weight-complex="bold"/>
    </style:style>
    <style:style style:name="T4" style:family="text">
      <style:text-properties fo:color="#000000" style:font-name="Calibri1" fo:font-weight="bold" style:language-asian="fr" style:country-asian="FR" style:font-weight-asian="bold" style:font-name-complex="Calibri2"/>
    </style:style>
    <style:style style:name="T5" style:family="text">
      <style:text-properties fo:color="#000000" style:font-name="Calibri1" fo:font-weight="bold" style:font-weight-asian="bold" style:font-name-complex="Calibri1" style:font-weight-complex="bold"/>
    </style:style>
    <style:style style:name="T6" style:family="text">
      <style:text-properties fo:color="#000000" style:font-name="Calibri1" fo:font-weight="bold" style:font-weight-asian="bold" style:font-name-complex="Calibri2"/>
    </style:style>
    <style:style style:name="T7" style:family="text">
      <style:text-properties fo:color="#000000" style:language-asian="fr" style:country-asian="FR" style:font-name-complex="Calibri2"/>
    </style:style>
    <style:style style:name="T8" style:family="text">
      <style:text-properties fo:color="#000000" style:font-name-complex="Calibri2"/>
    </style:style>
    <style:style style:name="T9" style:family="text">
      <style:text-properties fo:color="#000000" style:font-name="Liberation Sans3" fo:font-size="12pt" style:font-size-asian="12pt" style:font-size-complex="12pt"/>
    </style:style>
    <style:style style:name="T10" style:family="text">
      <style:text-properties fo:color="#000000" style:font-name="Liberation Sans3" fo:font-size="12pt" fo:font-style="normal" fo:font-weight="bold" style:font-name-asian="Cambria,Italic" style:font-size-asian="12pt" style:language-asian="fr" style:country-asian="FR" style:font-style-asian="normal" style:font-weight-asian="bold" style:font-name-complex="Cambria,Italic" style:font-size-complex="12pt" style:font-style-complex="normal" style:font-weight-complex="bold"/>
    </style:style>
    <style:style style:name="T11" style:family="text">
      <style:text-properties fo:color="#000000" style:font-name="Calibri,Bold" fo:font-size="11pt" fo:font-weight="bold" style:font-name-asian="Calibri,Bold" style:font-size-asian="11pt" style:font-weight-asian="bold" style:font-name-complex="Calibri,Bold" style:font-size-complex="11pt" style:font-weight-complex="bold"/>
    </style:style>
    <style:style style:name="T12" style:family="text">
      <style:text-properties fo:color="#000000" style:font-name="Calibri" fo:font-size="11pt" style:font-name-asian="Calibri" style:font-size-asian="11pt" style:font-name-complex="Calibri" style:font-size-complex="11pt"/>
    </style:style>
    <style:style style:name="T13" style:family="text">
      <style:text-properties fo:color="#000000" style:font-name="Liberation Serif1" fo:font-weight="normal" style:language-asian="fr" style:country-asian="FR" style:font-weight-asian="normal" style:font-name-complex="Calibri1" style:font-weight-complex="normal"/>
    </style:style>
    <style:style style:name="T14" style:family="text">
      <style:text-properties fo:color="#000000" style:font-name="Liberation Serif1" fo:font-weight="normal" style:language-asian="fr" style:country-asian="FR" style:font-weight-asian="normal" style:font-name-complex="Calibri2" style:font-weight-complex="normal"/>
    </style:style>
    <style:style style:name="T15" style:family="text">
      <style:text-properties fo:color="#000000" style:font-name="Liberation Serif1" fo:font-size="11pt" style:font-name-asian="Calibri" style:font-size-asian="11pt" style:font-name-complex="Calibri" style:font-size-complex="11pt"/>
    </style:style>
    <style:style style:name="T16" style:family="text">
      <style:text-properties style:use-window-font-color="true" style:text-underline-style="none"/>
    </style:style>
    <style:style style:name="T17" style:family="text">
      <style:text-properties style:use-window-font-color="true" style:font-name="Liberation Serif1" fo:font-weight="normal" style:language-asian="fr" style:country-asian="FR" style:font-weight-asian="normal" style:font-name-complex="Calibri2" style:font-weight-complex="normal" officeooo:rsid="000409d8"/>
    </style:style>
    <style:style style:name="T18" style:family="text">
      <style:text-properties style:use-window-font-color="true" style:font-name="Liberation Serif1" fo:font-weight="normal" style:language-asian="fr" style:country-asian="FR" style:font-weight-asian="normal" style:font-name-complex="Calibri2" style:font-weight-complex="normal" officeooo:rsid="00043ee7"/>
    </style:style>
    <style:style style:name="T19" style:family="text">
      <style:text-properties fo:font-size="12pt" style:font-size-asian="12pt" style:language-asian="fr" style:country-asian="FR" style:font-name-complex="CMR12" style:font-size-complex="12pt"/>
    </style:style>
    <style:style style:name="T20" style:family="text">
      <style:text-properties fo:font-size="11pt" fo:font-weight="bold" style:font-size-asian="11pt" style:font-weight-asian="bold" style:font-size-complex="11pt" style:font-weight-complex="bold"/>
    </style:style>
    <style:style style:name="T21" style:family="text">
      <style:text-properties fo:font-size="11pt" style:font-size-asian="11pt" style:language-asian="fr" style:country-asian="FR" style:font-name-complex="CMR12" style:font-size-complex="11pt"/>
    </style:style>
    <style:style style:name="T22" style:family="text">
      <style:text-properties fo:font-size="11pt" style:font-size-asian="11pt" style:language-asian="fr" style:country-asian="FR" style:font-name-complex="CMR12" style:font-size-complex="11pt" officeooo:rsid="00043ee7"/>
    </style:style>
    <style:style style:name="T23" style:family="text">
      <style:text-properties fo:font-size="11pt" style:font-size-asian="11pt" style:language-asian="fr" style:country-asian="FR" style:font-name-complex="CMR8" style:font-size-complex="11pt"/>
    </style:style>
    <style:style style:name="T24" style:family="text">
      <style:text-properties fo:font-size="11pt" style:font-size-asian="11pt" style:language-asian="fr" style:country-asian="FR" style:font-name-complex="Cambria Math" style:font-size-complex="11pt"/>
    </style:style>
    <style:style style:name="T25" style:family="text">
      <style:text-properties fo:font-size="11pt" style:font-size-asian="11pt" style:language-asian="fr" style:country-asian="FR" style:font-name-complex="CMMI12" style:font-size-complex="11pt"/>
    </style:style>
    <style:style style:name="T26" style:family="text">
      <style:text-properties fo:font-size="11pt" style:font-size-asian="11pt" style:language-asian="fr" style:country-asian="FR" style:font-name-complex="CMBX12" style:font-size-complex="11pt"/>
    </style:style>
    <style:style style:name="T27" style:family="text">
      <style:text-properties style:font-name="Calibri" fo:font-size="11pt" style:font-name-asian="Calibri" style:font-size-asian="11pt" style:font-name-complex="Calibri" style:font-size-complex="11pt"/>
    </style:style>
    <style:style style:name="T28" style:family="text">
      <style:text-properties style:font-name="Liberation Serif1"/>
    </style:style>
    <style:style style:name="T29" style:family="text">
      <style:text-properties style:font-name="Liberation Serif1" fo:font-size="11pt" style:font-size-asian="11pt" style:font-size-complex="11pt"/>
    </style:style>
    <style:style style:name="T30" style:family="text">
      <style:text-properties style:font-name="Liberation Serif1" fo:font-size="11pt" style:font-name-asian="Calibri" style:font-size-asian="11pt" style:font-name-complex="Calibri" style:font-size-complex="11pt"/>
    </style:style>
    <style:style style:name="T31" style:family="text">
      <style:text-properties style:font-name="Liberation Serif1" fo:font-size="11pt" style:font-name-asian="Calibri" style:font-size-asian="11pt" style:font-size-complex="11pt"/>
    </style:style>
    <style:style style:name="T32" style:family="text">
      <style:text-properties fo:font-style="normal" style:text-underline-style="none" fo:font-weight="normal" style:font-style-asian="normal" style:font-weight-asian="normal" style:font-style-complex="normal" style:font-weight-complex="normal"/>
    </style:style>
    <style:style style:name="T33" style:family="text">
      <style:text-properties officeooo:rsid="0009ec9b"/>
    </style:style>
    <style:style style:name="T34" style:family="text">
      <style:text-properties fo:language="en" fo:country="US"/>
    </style:style>
    <style:style style:name="T35" style:family="text">
      <style:text-properties fo:language="en" fo:country="US" officeooo:rsid="0009ec9b"/>
    </style:style>
    <style:style style:name="T36" style:family="text">
      <style:text-properties fo:language="en" fo:country="US" style:font-name-complex="Arial" officeooo:rsid="0009ec9b"/>
    </style:style>
    <style:style style:name="T37" style:family="text">
      <style:text-properties fo:language="en" fo:country="US" style:font-name-complex="Arial" officeooo:rsid="00098af6"/>
    </style:style>
    <style:style style:name="T38" style:family="text">
      <style:text-properties fo:color="#800000" style:font-name="Liberation Serif1" fo:font-weight="normal" style:language-asian="fr" style:country-asian="FR" style:font-weight-asian="normal" style:font-name-complex="Calibri2" style:font-weight-complex="normal" officeooo:rsid="000409d8"/>
    </style:style>
    <style:style style:name="T39" style:family="text">
      <style:text-properties fo:color="#800000" style:font-name="Liberation Serif1" fo:font-weight="normal" style:language-asian="fr" style:country-asian="FR" style:font-weight-asian="normal" style:font-name-complex="Calibri2" style:font-weight-complex="normal" officeooo:rsid="00043ee7"/>
    </style:style>
    <style:style style:name="T40" style:family="text">
      <style:text-properties officeooo:rsid="00098af6"/>
    </style:style>
    <text:list-style style:name="L1">
      <text:list-level-style-number text:level="1" text:style-name="WW_5f_CharLFO31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32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3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36">Plan Assurance Qualité</text:p>
      <text:p text:style-name="Standard"/>
      <text:p text:style-name="Standard"/>
      <text:p text:style-name="Standard"/>
      <text:p text:style-name="Standard">Auteurs</text:p>
      <table:table table:name="Auteurs" table:style-name="Auteurs">
        <table:table-column table:style-name="Auteurs.A" table:number-columns-repeated="3"/>
        <table:table-row>
          <table:table-cell table:style-name="Auteurs.A1" office:value-type="string">
            <text:p text:style-name="Table_20_Contents">Auteurs</text:p>
          </table:table-cell>
          <table:table-cell table:style-name="Auteurs.A1" office:value-type="string">
            <text:p text:style-name="Table_20_Contents">Approbateurs</text:p>
          </table:table-cell>
          <table:table-cell table:style-name="Auteurs.C1" office:value-type="string">
            <text:p text:style-name="Table_20_Contents">Validation</text:p>
          </table:table-cell>
        </table:table-row>
        <table:table-row>
          <table:table-cell table:style-name="Auteurs.A2" office:value-type="string">
            <text:p text:style-name="P27">Michael Plong </text:p>
            <text:p text:style-name="P6">Guillaume Rasolo</text:p>
          </table:table-cell>
          <table:table-cell table:style-name="Auteurs.A2" office:value-type="string">
            <text:p text:style-name="Table_20_Contents"/>
          </table:table-cell>
          <table:table-cell table:style-name="Auteurs.C2" office:value-type="string">
            <text:p text:style-name="Table_20_Contents"/>
          </table:table-cell>
        </table:table-row>
        <table:table-row>
          <table:table-cell table:style-name="Auteurs.A2" office:value-type="string">
            <text:p text:style-name="Table_20_Contents">Livré le :<text:span text:style-name="T40">03/11/2013</text:span></text:p>
          </table:table-cell>
          <table:table-cell table:style-name="Auteurs.A2" office:value-type="string">
            <text:p text:style-name="Table_20_Contents">Approuvé le :</text:p>
          </table:table-cell>
          <table:table-cell table:style-name="Auteurs.C2" office:value-type="string">
            <text:p text:style-name="Table_20_Contents">Validé le :</text:p>
          </table:table-cell>
        </table:table-row>
      </table:table>
      <text:p text:style-name="Standard"/>
      <text:p text:style-name="Standard"/>
      <text:p text:style-name="Standard">Diffusion</text:p>
      <table:table table:name="Diffusion" table:style-name="Diffusion">
        <table:table-column table:style-name="Diffusion.A"/>
        <table:table-column table:style-name="Diffusion.B"/>
        <table:table-row>
          <table:table-cell table:style-name="Diffusion.A1" office:value-type="string">
            <text:p text:style-name="Table_20_Contents">Diffusion</text:p>
          </table:table-cell>
          <table:table-cell table:style-name="Diffusion.B1" office:value-type="string">
            <text:p text:style-name="Table_20_Contents">Externe</text:p>
          </table:table-cell>
        </table:table-row>
        <table:table-row>
          <table:table-cell table:style-name="Diffusion.A2" office:value-type="string">
            <text:p text:style-name="Table_20_Contents">A</text:p>
          </table:table-cell>
          <table:table-cell table:style-name="Diffusion.B2" office:value-type="string">
            <text:p text:style-name="Table_20_Contents">M. ELIMIOREUX</text:p>
          </table:table-cell>
        </table:table-row>
        <table:table-row>
          <table:table-cell table:style-name="Diffusion.A2" office:value-type="string">
            <text:p text:style-name="Table_20_Contents">Copies à :</text:p>
          </table:table-cell>
          <table:table-cell table:style-name="Diffusion.B2" office:value-type="string">
            <text:p text:style-name="P7"><text:span text:style-name="T33">Y</text:span>ann <text:span text:style-name="T33">B</text:span>att </text:p>
            <text:p text:style-name="P7"><text:span text:style-name="Police_20_par_20_défaut"><text:span text:style-name="T35">Y</text:span></text:span><text:span text:style-name="Police_20_par_20_défaut"><text:span text:style-name="T34">oan </text:span></text:span><text:span text:style-name="Police_20_par_20_défaut"><text:span text:style-name="T35">M</text:span></text:span><text:span text:style-name="Police_20_par_20_défaut"><text:span text:style-name="T34">iretti </text:span></text:span></text:p>
            <text:p text:style-name="P7"><text:span text:style-name="Police_20_par_20_défaut"><text:span text:style-name="T34">Christophe G</text:span></text:span><text:span text:style-name="Police_20_par_20_défaut"><text:span text:style-name="T35">uieu</text:span></text:span></text:p>
            <text:p text:style-name="P7"><text:span text:style-name="Police_20_par_20_défaut"><text:span text:style-name="T36">Michael Plong </text:span></text:span></text:p>
            <text:p text:style-name="P7"><text:span text:style-name="Police_20_par_20_défaut"><text:span text:style-name="T36">Ben </text:span></text:span><text:span text:style-name="Police_20_par_20_défaut"><text:span text:style-name="T37">N</text:span></text:span><text:span text:style-name="Police_20_par_20_défaut"><text:span text:style-name="T36">asr Riadh</text:span></text:span></text:p>
            <text:p text:style-name="P7"><text:span text:style-name="Police_20_par_20_défaut"><text:span text:style-name="T36">Guillaume Rasolo</text:span></text:span></text:p>
          </table:table-cell>
        </table:table-row>
      </table:table>
      <text:p text:style-name="Standard"/>
      <text:p text:style-name="Standard"/>
      <text:p text:style-name="Standard">Document de référence :</text:p>
      <table:table table:name="Références" table:style-name="Références">
        <table:table-column table:style-name="Références.A"/>
        <table:table-column table:style-name="Références.B"/>
        <table:table-row>
          <table:table-cell table:style-name="Références.A1" office:value-type="string">
            <text:p text:style-name="Table_20_Contents">Libellé</text:p>
          </table:table-cell>
          <table:table-cell table:style-name="Références.B1" office:value-type="string">
            <text:p text:style-name="Table_20_Contents">Document</text:p>
          </table:table-cell>
        </table:table-row>
        <table:table-row>
          <table:table-cell table:style-name="Références.A2" office:value-type="string">
            <text:p text:style-name="Table_20_Contents"/>
          </table:table-cell>
          <table:table-cell table:style-name="Références.B2" office:value-type="string">
            <text:p text:style-name="Table_20_Contents"/>
          </table:table-cell>
        </table:table-row>
      </table:table>
      <text:p text:style-name="Standard"/>
      <text:p text:style-name="Standard"/>
      <text:p text:style-name="Standard">Historique</text:p>
      <table:table table:name="historique" table:style-name="historique">
        <table:table-column table:style-name="historique.A" table:number-columns-repeated="3"/>
        <table:table-column table:style-name="historique.D"/>
        <table:table-row>
          <table:table-cell table:style-name="historique.A1" office:value-type="string">
            <text:p text:style-name="Table_20_Contents">N° Version</text:p>
          </table:table-cell>
          <table:table-cell table:style-name="historique.A1" office:value-type="string">
            <text:p text:style-name="Table_20_Contents">Auteurs</text:p>
          </table:table-cell>
          <table:table-cell table:style-name="historique.A1" office:value-type="string">
            <text:p text:style-name="Table_20_Contents">Date</text:p>
          </table:table-cell>
          <table:table-cell table:style-name="historique.D1" office:value-type="string">
            <text:p text:style-name="Table_20_Contents">Historique des évolutions</text:p>
          </table:table-cell>
        </table:table-row>
        <table:table-row>
          <table:table-cell table:style-name="historique.A2" office:value-type="string">
            <text:p text:style-name="Table_20_Contents">1.0</text:p>
          </table:table-cell>
          <table:table-cell table:style-name="historique.A2" office:value-type="string">
            <text:p text:style-name="P27">Michael Plong </text:p>
            <text:p text:style-name="P6">Guillaume Rasolo</text:p>
          </table:table-cell>
          <table:table-cell table:style-name="historique.C2" office:value-type="date" office:date-value="2013-10-23">
            <text:p text:style-name="Table_20_Contents">23/10/13</text:p>
          </table:table-cell>
          <table:table-cell table:style-name="historique.D2" office:value-type="string">
            <text:p text:style-name="Table_20_Contents">Création du document.</text:p>
          </table:table-cell>
        </table:table-row>
      </table:table>
      <text:p text:style-name="P9"/>
      <text:p text:style-name="P9"/>
      <text:p text:style-name="P9"/>
      <text:p text:style-name="P9"/>
      <text:p text:style-name="P9"/>
      <text:p text:style-name="P9"/>
      <text:p text:style-name="P9"/>
      <text:p text:style-name="P9"/>
      <text:p text:style-name="P9"/>
      <text:p text:style-name="Standard"/>
      <text:p text:style-name="Standard"><text:soft-page-break/></text:p>
      <text:p text:style-name="Standard"/>
      <text:h text:style-name="Heading_20_1" text:outline-level="1"><text:bookmark-start text:name="_Toc370160121"/>Objet et caractéristiques du Plan Assurance Qualité<text:bookmark-end text:name="_Toc370160121"/></text:h>
      <text:p text:style-name="P12">Le présent document présente les engagements de qualité pris par notre société envers le client</text:p>
      <text:p text:style-name="P12">Monsieur Elimioreux quant à la réalisation du jeu « Eliminator++ ».</text:p>
      <text:h text:style-name="Heading_20_1" text:outline-level="1"><text:bookmark-start text:name="_Toc370160122"/>Terminologie<text:bookmark-end text:name="_Toc370160122"/></text:h>
      <text:p text:style-name="P12">Dans cette partie, nous nous efforcerons de définir les termes techniques et abréviations utilisées dans la suite du document ainsi que dans tous ceux relatifs au projet.</text:p>
      <text:p text:style-name="P19"/>
      <text:h text:style-name="Heading_20_2" text:outline-level="2"><text:bookmark-start text:name="_Toc370160123"/>Glossaire des termes<text:bookmark-end text:name="_Toc370160123"/></text:h>
      <text:p text:style-name="P12">Voici, par ordre alphabétique, la définition des termes techniques utilisés dans la suite du document :</text:p>
      <text:p text:style-name="P13"/>
      <text:p text:style-name="P11"><text:span text:style-name="Police_20_par_20_défaut"><text:span text:style-name="T2">Administrateur système : </text:span></text:span>désigne la personne responsable des <text:a xlink:type="simple" xlink:href="http://fr.wikipedia.org/wiki/Serveur_informatique" office:target-frame-name="_top" xlink:show="replace"><text:span text:style-name="Lien_20_hypertexte"><text:span text:style-name="T16">serveurs</text:span></text:span></text:a> d'une organisation.</text:p>
      <text:p text:style-name="P13"/>
      <text:p text:style-name="Normal"><text:span text:style-name="Police_20_par_20_défaut"><text:span text:style-name="T2">Analyse fonctionnelle : </text:span></text:span><text:span text:style-name="T32">est une démarche qui « </text:span><text:span text:style-name="Police_20_par_20_défaut"><text:span text:style-name="T32">consiste à rechercher et à caractériser les fonctions offertes par un produit pour satisfaire les besoins de son utilisateur</text:span></text:span><text:span text:style-name="T32">. »</text:span></text:p>
      <text:p text:style-name="P13"/>
      <text:p text:style-name="P11"><text:span text:style-name="Police_20_par_20_défaut"><text:span text:style-name="T5">Application : </text:span></text:span><text:span text:style-name="Police_20_par_20_défaut"><text:span text:style-name="T8">Ensemble des ressources matérielles et logicielles mises en œuvre pour traiter un problème donné.</text:span></text:span></text:p>
      <text:p text:style-name="P12"/>
      <text:p text:style-name="P11"><text:span text:style-name="Police_20_par_20_défaut"><text:span text:style-name="T6">Base de données :</text:span></text:span><text:span text:style-name="Police_20_par_20_défaut"><text:span text:style-name="T8"> </text:span></text:span>conteneur <text:a xlink:type="simple" xlink:href="http://fr.wikipedia.org/wiki/Informatique" office:target-frame-name="_top" xlink:show="replace"><text:span text:style-name="Lien_20_hypertexte"><text:span text:style-name="T16">informatique</text:span></text:span></text:a> permettant de stocker le plus souvent dans un même lieu - l'intégralité des informations en rapport avec une activité.</text:p>
      <text:p text:style-name="P13"/>
      <text:p text:style-name="P11"><text:span text:style-name="Police_20_par_20_défaut"><text:span text:style-name="T5">Cahier des charges : </text:span></text:span><text:span text:style-name="Police_20_par_20_défaut"><text:span text:style-name="T8">Document décrivant le plus explicitement possible le contenu de la prestation attendue et des éventuelles contraintes concernant les conditions techniques de production, d'exploitation et de qualité.</text:span></text:span></text:p>
      <text:p text:style-name="P13"/>
      <text:p text:style-name="P11"><text:span text:style-name="Police_20_par_20_défaut"><text:span text:style-name="T5">Client : </text:span></text:span><text:span text:style-name="Police_20_par_20_défaut"><text:span text:style-name="T8">Acteur qui demande la fourniture d'un bien ou d'un service.</text:span></text:span></text:p>
      <text:p text:style-name="P13"/>
      <text:p text:style-name="P11"><text:span text:style-name="Police_20_par_20_défaut"><text:span text:style-name="T5">Étape : </text:span></text:span><text:span text:style-name="Police_20_par_20_défaut"><text:span text:style-name="T8">Entité résultant du découpage du cycle de vie en vigueur. Chaque étape comporte une série d'actions obligatoires qui doivent toutes être terminées pour que l'étape soit elle-même déclarée terminée.</text:span></text:span></text:p>
      <text:p text:style-name="P12"/>
      <text:p text:style-name="P11"><text:span text:style-name="Police_20_par_20_défaut"><text:span text:style-name="T5">Fournisseur : </text:span></text:span><text:span text:style-name="Police_20_par_20_défaut"><text:span text:style-name="T8">Acteur qui délivre les livrables.</text:span></text:span></text:p>
      <text:p text:style-name="P12"/>
      <text:p text:style-name="P11"><text:span text:style-name="Police_20_par_20_défaut"><text:span text:style-name="T6">Diagramme de classe : </text:span></text:span>schéma pour présenter les <text:a xlink:type="simple" xlink:href="http://fr.wikipedia.org/wiki/Classe_%28informatique%29" office:target-frame-name="_top" xlink:show="replace"><text:span text:style-name="Lien_20_hypertexte"><text:span text:style-name="T16">classes</text:span></text:span></text:a> et les <text:a xlink:type="simple" xlink:href="http://fr.wikipedia.org/wiki/Interface_%28informatique%29" office:target-frame-name="_top" xlink:show="replace"><text:span text:style-name="Lien_20_hypertexte"><text:span text:style-name="T16">interfaces</text:span></text:span></text:a> des systèmes ainsi que les différentes relations entre celles-ci</text:p>
      <text:p text:style-name="P14"/>
      <text:p text:style-name="P11"><text:span text:style-name="Police_20_par_20_défaut"><text:span text:style-name="T6">Diagramme de composant : </text:span></text:span>décrit l'organisation du système du point de vue des éléments logiciels comme les <text:a xlink:type="simple" xlink:href="http://fr.wikipedia.org/wiki/Module" office:target-frame-name="_top" xlink:show="replace"><text:span text:style-name="Lien_20_hypertexte"><text:span text:style-name="T16">modules</text:span></text:span></text:a> (paquetages, fichiers sources, <text:a xlink:type="simple" xlink:href="http://fr.wikipedia.org/wiki/Bibliothèque_logicielle" office:target-frame-name="_top" xlink:show="replace"><text:span text:style-name="Lien_20_hypertexte"><text:span text:style-name="T16">bibliothèques</text:span></text:span></text:a>, exécutables), des données (fichiers, bases de données) ou encore d'éléments de configuration (paramètres, scripts, fichiers de commandes).</text:p>
      <text:p text:style-name="P14"/>
      <text:p text:style-name="P11"><text:span text:style-name="Police_20_par_20_défaut"><text:span text:style-name="T6">Diagramme de séquence :</text:span></text:span> sont la représentation graphique des <text:a xlink:type="simple" xlink:href="http://fr.wikipedia.org/wiki/Unified_Modeling_Language" office:target-frame-name="_top" xlink:show="replace"><text:span text:style-name="Lien_20_hypertexte"><text:span text:style-name="T16">interactions</text:span></text:span></text:a> entre les acteurs et le système selon un ordre chronologique</text:p>
      <text:p text:style-name="P14"/>
      <text:p text:style-name="P11"><text:span text:style-name="Police_20_par_20_défaut"><text:span text:style-name="T6">Diagramme de navigation et d’activité :</text:span></text:span> représente le déclenchement d'événements en fonction des <text:a xlink:type="simple" xlink:href="http://fr.wikipedia.org/wiki/État" office:target-frame-name="_top" xlink:show="replace"><text:span text:style-name="Lien_20_hypertexte"><text:span text:style-name="T16">états</text:span></text:span></text:a> du <text:a xlink:type="simple" xlink:href="http://fr.wikipedia.org/wiki/Système" office:target-frame-name="_top" xlink:show="replace"><text:span text:style-name="Lien_20_hypertexte"><text:span text:style-name="T16">système</text:span></text:span></text:a> et de <text:a xlink:type="simple" xlink:href="http://fr.wikipedia.org/wiki/Modélisation_des_données" office:target-frame-name="_top" xlink:show="replace"><text:span text:style-name="Lien_20_hypertexte"><text:span text:style-name="T16">modéliser</text:span></text:span></text:a> des <text:a xlink:type="simple" xlink:href="http://fr.wikipedia.org/wiki/Comportement" office:target-frame-name="_top" xlink:show="replace"><text:span text:style-name="Lien_20_hypertexte"><text:span text:style-name="T16">comportements</text:span></text:span></text:a> parallélisables .</text:p>
      <text:p text:style-name="P13"/>
      <text:p text:style-name="P11"><text:span text:style-name="Police_20_par_20_défaut"><text:span text:style-name="T5">Livrable : </text:span></text:span><text:span text:style-name="Police_20_par_20_défaut"><text:span text:style-name="T8">Tout composant matérialisant le résultat de la prestation de réalisation, c’est-à-dire toute </text:span></text:span><text:soft-page-break/><text:span text:style-name="Police_20_par_20_défaut"><text:span text:style-name="T8">production émise par le titulaire au cours du projet : document, courrier, module de code logiciel...</text:span></text:span></text:p>
      <text:p text:style-name="P13"/>
      <text:p text:style-name="P11"><text:span text:style-name="Police_20_par_20_défaut"><text:span text:style-name="T5">Logiciel : </text:span></text:span><text:span text:style-name="Police_20_par_20_défaut"><text:span text:style-name="T8">Ensemble des programmes, des procédures et de la documentation et des données éventuellement associées.</text:span></text:span></text:p>
      <text:p text:style-name="P15"/>
      <text:p text:style-name="P11"><text:span text:style-name="Police_20_par_20_défaut"><text:span text:style-name="T3">Maquette: </text:span></text:span>Représentation partielle ou complète d'un système ou d'un objet (existant ou en projet) afin d'en tester et valider certains aspects et/ou le comportement</text:p>
      <text:p text:style-name="P15"/>
      <text:p text:style-name="P11"><text:span text:style-name="Police_20_par_20_défaut"><text:span text:style-name="T3">Modification : </text:span></text:span><text:span text:style-name="Police_20_par_20_défaut"><text:span text:style-name="T7">Terme générique qui recouvre à la fois les modifications de type « évolution » et de type « maintenance ».</text:span></text:span></text:p>
      <text:p text:style-name="P15"/>
      <text:p text:style-name="P11"><text:span text:style-name="Police_20_par_20_défaut"><text:span text:style-name="T3">Produit : </text:span></text:span><text:span text:style-name="Police_20_par_20_défaut"><text:span text:style-name="T7">Tout composant mis à disposition du titulaire par l'équipe, c’est-à-dire toute fourniture, décision, document nécessaire à la matérialisation des responsabilités.</text:span></text:span></text:p>
      <text:p text:style-name="P15"/>
      <text:p text:style-name="P11"><text:span text:style-name="Police_20_par_20_défaut"><text:span text:style-name="T3">Projet : </text:span></text:span><text:span text:style-name="Police_20_par_20_défaut"><text:span text:style-name="T7">Ensemble d'activités qui sont prises en charge, dans un délai donné et dans les limites de ressources imparties, par des personnes qui y sont affectées dans le but d'atteindre des objectifs définis.</text:span></text:span></text:p>
      <text:p text:style-name="P15"/>
      <text:p text:style-name="P11"><text:span text:style-name="Police_20_par_20_défaut"><text:span text:style-name="T3">Qualité : </text:span></text:span><text:span text:style-name="Police_20_par_20_défaut"><text:span text:style-name="T7">Aptitude d'un produit ou d'un service à satisfaire les besoins d'un utilisateur.</text:span></text:span></text:p>
      <text:p text:style-name="P15"/>
      <text:p text:style-name="P11"><text:span text:style-name="Police_20_par_20_défaut"><text:span text:style-name="T3">Réunion externe : </text:span></text:span><text:span text:style-name="Police_20_par_20_défaut"><text:span text:style-name="T7">Réunion entre l'équipe de développement et le client.</text:span></text:span></text:p>
      <text:p text:style-name="P15"/>
      <text:p text:style-name="P11"><text:span text:style-name="Police_20_par_20_défaut"><text:span text:style-name="T3">Réunion interne : </text:span></text:span><text:span text:style-name="Police_20_par_20_défaut"><text:span text:style-name="T7">Réunion entre l’équipe de développement et le directeur de projet.</text:span></text:span></text:p>
      <text:p text:style-name="P15"/>
      <text:p text:style-name="P11"><text:span text:style-name="Police_20_par_20_défaut"><text:span text:style-name="T3">Tests unitaires : </text:span></text:span><text:span text:style-name="Police_20_par_20_défaut"><text:span text:style-name="T7">Ils permettent de vérifier le fonctionnement de chaque composant logiciel modifié ou nouveau dans le cadre d'un fonctionnement normal. Ils s'appuient sur la structure interne du composant.</text:span></text:span></text:p>
      <text:p text:style-name="P15"/>
      <text:p text:style-name="P11"><text:span text:style-name="Police_20_par_20_défaut"><text:span text:style-name="T3">Utilisateur : </text:span></text:span><text:span text:style-name="Police_20_par_20_défaut"><text:span text:style-name="T7">Individu ou organisme utilisant le système opérationnel pour exécuter une fonction spécifique.</text:span></text:span></text:p>
      <text:p text:style-name="P16"/>
      <text:p text:style-name="P11"><text:span text:style-name="Police_20_par_20_défaut"><text:span text:style-name="T3">Version : </text:span></text:span><text:span text:style-name="Police_20_par_20_défaut"><text:span text:style-name="T7">État identifié d'un élément. Toute modification apportée à une version validée entraîne la création d'une nouvelle version.</text:span></text:span></text:p>
      <text:p text:style-name="P20"/>
      <text:h text:style-name="Heading_20_2" text:outline-level="2"><text:bookmark-start text:name="_Toc370160124"/><text:span text:style-name="Police_20_par_20_défaut"><text:span text:style-name="T9">Abréviations</text:span></text:span><text:bookmark-end text:name="_Toc370160124"/></text:h>
      <text:p text:style-name="Normal"><text:span text:style-name="Police_20_par_20_défaut"><text:span text:style-name="T9"/></text:span></text:p>
      <text:p text:style-name="P16">Voici, par ordre alphabétique, la liste des abréviations et acronymes utilisés dans la suite de ce document et tous ceux qu'il régit :</text:p>
      <text:p text:style-name="P16"/>
      <text:p text:style-name="P11"><text:span text:style-name="Police_20_par_20_défaut"><text:span text:style-name="T3">CR : </text:span></text:span><text:span text:style-name="Police_20_par_20_défaut"><text:span text:style-name="T7">Compte Rendu.</text:span></text:span></text:p>
      <text:p text:style-name="P11"><text:span text:style-name="Police_20_par_20_défaut"><text:span text:style-name="T3">CU : </text:span></text:span><text:span text:style-name="Police_20_par_20_défaut"><text:span text:style-name="T7">Cas d'utilisation.</text:span></text:span></text:p>
      <text:p text:style-name="P11"><text:span text:style-name="Police_20_par_20_défaut"><text:span text:style-name="T3">DAF : </text:span></text:span><text:span text:style-name="Police_20_par_20_défaut"><text:span text:style-name="T7">Dossier d’analyse Fonctionnelle</text:span></text:span></text:p>
      <text:p text:style-name="P11"><text:span text:style-name="Police_20_par_20_défaut"><text:span text:style-name="T3">DP : </text:span></text:span><text:span text:style-name="Police_20_par_20_défaut"><text:span text:style-name="T7">Directeur de Projet.</text:span></text:span></text:p>
      <text:p text:style-name="P11"><text:span text:style-name="Police_20_par_20_défaut"><text:span text:style-name="T3">FI : </text:span></text:span><text:span text:style-name="Police_20_par_20_défaut"><text:span text:style-name="T7">Fiche d’itération.</text:span></text:span></text:p>
      <text:p text:style-name="P26"><text:span text:style-name="Police_20_par_20_défaut"><text:span text:style-name="T3">PAQ : </text:span></text:span><text:span text:style-name="Police_20_par_20_défaut"><text:span text:style-name="T7">Plan Assurance Qualité.</text:span></text:span></text:p>
      <text:p text:style-name="P26"><text:span text:style-name="Police_20_par_20_défaut"><text:span text:style-name="T4">RI : </text:span></text:span><text:span text:style-name="Police_20_par_20_défaut"><text:span text:style-name="T7">Réunion Interne.</text:span></text:span></text:p>
      <text:p text:style-name="P26"><text:span text:style-name="Police_20_par_20_défaut"><text:span text:style-name="T4">RE :</text:span></text:span><text:span text:style-name="Police_20_par_20_défaut"><text:span text:style-name="T7"> Réunion Externe.</text:span></text:span></text:p>
      <text:h text:style-name="Heading_20_1" text:outline-level="1"><text:bookmark-start text:name="_Toc370160125"/>Objectifs et engagement qualité du projet<text:bookmark-end text:name="_Toc370160125"/></text:h>
      <text:p text:style-name="P29"/>
      <text:h text:style-name="Heading_20_2" text:outline-level="2"><text:bookmark-start text:name="_Toc370160126"/>Objectif général du projet<text:bookmark-end text:name="_Toc370160126"/></text:h>
      <text:p text:style-name="P30"/>
      <text:p text:style-name="P12"><text:soft-page-break/>L'objectif de ce projet est de fournir à Monsieur Elimioreux, une version fonctionnelle du jeu « Eliminator++ ».</text:p>
      <text:p text:style-name="P33"><text:span text:style-name="T8">Eliminator++</text:span> est un jeu vu <text:span text:style-name="T29">de dessus avec de nombreux obstacles dans lequel des ennemis se dé</text:span>placent afin d’éliminer le héros<text:span text:style-name="T8">, jouable seul ou en réseau.</text:span></text:p>
      <text:p text:style-name="P12"/>
      <text:h text:style-name="Heading_20_2" text:outline-level="2"><text:bookmark-start text:name="_Toc370160127"/><text:span text:style-name="Police_20_par_20_défaut"><text:span text:style-name="T9">Déclinaison en engagements qualité</text:span></text:span><text:bookmark-end text:name="_Toc370160127"/></text:h>
      <text:p text:style-name="P32"/>
      <text:p text:style-name="P11"><text:span text:style-name="Police_20_par_20_défaut"><text:span text:style-name="T5">Stabilité et fiabilité </text:span></text:span><text:span text:style-name="Police_20_par_20_défaut"><text:span text:style-name="T8">: Le logiciel fourni ne doit s'arrêter qu'à la demande de l'utilisateur ou du système pour une raison étrangère à celui ci.</text:span></text:span></text:p>
      <text:p text:style-name="P12"/>
      <text:p text:style-name="P11"><text:span text:style-name="Police_20_par_20_défaut"><text:span text:style-name="T5">Ergonomie </text:span></text:span><text:span text:style-name="Police_20_par_20_défaut"><text:span text:style-name="T8">: L'usage du logiciel est garantie intuitif et facile d’utilisation.</text:span></text:span></text:p>
      <text:p text:style-name="P11"><text:span text:style-name="Police_20_par_20_défaut"><text:span text:style-name="T8"/></text:span></text:p>
      <text:p text:style-name="P10"><text:span text:style-name="Police_20_par_20_défaut"><text:span text:style-name="T11">Graphismes </text:span></text:span><text:span text:style-name="Police_20_par_20_défaut"><text:span text:style-name="T12">: </text:span></text:span><text:span text:style-name="Police_20_par_20_défaut"><text:span text:style-name="T15">En termes de graphismes, l'engagement est pris d'une animation fluide et agréable </text:span></text:span><text:span text:style-name="T30">visuellement.</text:span></text:p>
      <text:p text:style-name="P8"/>
      <text:p text:style-name="Normal"><text:span text:style-name="T20">Réseau </text:span><text:span text:style-name="T27">: </text:span><text:span text:style-name="T30">Sous réserve d'un débit de connexion satisfaisant, il est garanti que l'affichage des autres </text:span><text:span text:style-name="T28">personnages ne sera pas décalé de plus d'une demi-seconde avec celui à l'écran du joueur concerné </text:span><text:span text:style-name="T30">afin de maintenir l'aspect compétitif du mode multi-joueurs.</text:span></text:p>
      <text:h text:style-name="Heading_20_1" text:outline-level="1"><text:bookmark-start text:name="_Toc370160128"/>Conduite de projet<text:bookmark-end text:name="_Toc370160128"/></text:h>
      <text:p text:style-name="P21"/>
      <text:h text:style-name="Heading_20_2" text:outline-level="2"><text:bookmark-start text:name="_Toc370160129"/>Organisation de l'équipe du projet<text:bookmark-end text:name="_Toc370160129"/></text:h>
      <text:p text:style-name="P16">Organigramme des missions assurées au sein du projet (liens hiérarchiques et fonctionnels)</text:p>
      <text:p text:style-name="P16"/>
      <table:table table:name="Equipe" table:style-name="Equipe">
        <table:table-column table:style-name="Equipe.A"/>
        <table:table-column table:style-name="Equipe.B"/>
        <table:table-row>
          <table:table-cell table:style-name="Equipe.A1" table:number-columns-spanned="2" office:value-type="string">
            <text:p text:style-name="P25">BATTISTA Yann</text:p>
          </table:table-cell>
          <table:covered-table-cell/>
        </table:table-row>
        <table:table-row>
          <table:table-cell table:style-name="Equipe.A2" office:value-type="string">
            <text:p text:style-name="P2">E-Mail</text:p>
          </table:table-cell>
          <table:table-cell table:style-name="Equipe.B2" office:value-type="string">
            <text:p text:style-name="P3">yann.batt@gmail.com</text:p>
          </table:table-cell>
        </table:table-row>
        <table:table-row>
          <table:table-cell table:style-name="Equipe.A3" table:number-columns-spanned="2" office:value-type="string">
            <text:p text:style-name="P4">BEN NASR Riadh</text:p>
          </table:table-cell>
          <table:covered-table-cell/>
        </table:table-row>
        <table:table-row>
          <table:table-cell table:style-name="Equipe.A2" office:value-type="string">
            <text:p text:style-name="P2">E-Mail</text:p>
          </table:table-cell>
          <table:table-cell table:style-name="Equipe.B2" office:value-type="string">
            <text:p text:style-name="P3">riadh.benasr@gmail.com</text:p>
          </table:table-cell>
        </table:table-row>
        <table:table-row>
          <table:table-cell table:style-name="Equipe.A3" table:number-columns-spanned="2" office:value-type="string">
            <text:p text:style-name="P4">GUIEU Christophe</text:p>
          </table:table-cell>
          <table:covered-table-cell/>
        </table:table-row>
        <table:table-row>
          <table:table-cell table:style-name="Equipe.A2" office:value-type="string">
            <text:p text:style-name="P2">E-Mail</text:p>
          </table:table-cell>
          <table:table-cell table:style-name="Equipe.B2" office:value-type="string">
            <text:p text:style-name="P3">christophe.guieu@tu.univ-amu.fr</text:p>
          </table:table-cell>
        </table:table-row>
        <table:table-row>
          <table:table-cell table:style-name="Equipe.A3" table:number-columns-spanned="2" office:value-type="string">
            <text:p text:style-name="P5">MIRETTI Yoan</text:p>
          </table:table-cell>
          <table:covered-table-cell/>
        </table:table-row>
        <table:table-row>
          <table:table-cell table:style-name="Equipe.A2" office:value-type="string">
            <text:p text:style-name="P2">E-Mail</text:p>
          </table:table-cell>
          <table:table-cell table:style-name="Equipe.B2" office:value-type="string">
            <text:p text:style-name="P3">miretti.yoan@gmail.com </text:p>
          </table:table-cell>
        </table:table-row>
        <table:table-row>
          <table:table-cell table:style-name="Equipe.A3" table:number-columns-spanned="2" office:value-type="string">
            <text:p text:style-name="P4">PLONG Michael</text:p>
          </table:table-cell>
          <table:covered-table-cell/>
        </table:table-row>
        <table:table-row>
          <table:table-cell table:style-name="Equipe.A2" office:value-type="string">
            <text:p text:style-name="P2">E-Mail</text:p>
          </table:table-cell>
          <table:table-cell table:style-name="Equipe.B2" office:value-type="string">
            <text:p text:style-name="P3">plongmichael@gmail.com</text:p>
          </table:table-cell>
        </table:table-row>
        <table:table-row>
          <table:table-cell table:style-name="Equipe.A3" table:number-columns-spanned="2" office:value-type="string">
            <text:p text:style-name="P5">RASOLO Guillaume</text:p>
          </table:table-cell>
          <table:covered-table-cell/>
        </table:table-row>
        <table:table-row>
          <table:table-cell table:style-name="Equipe.A2" office:value-type="string">
            <text:p text:style-name="P2">E-Mail</text:p>
          </table:table-cell>
          <table:table-cell table:style-name="Equipe.B2" office:value-type="string">
            <text:p text:style-name="P3">guillaume.rasolo@gmail.com</text:p>
          </table:table-cell>
        </table:table-row>
      </table:table>
      <text:p text:style-name="Normal"/>
      <text:p text:style-name="Normal"/>
      <text:p text:style-name="Normal">L’équipe de projet du groupe A ci-dessous est dirigée par M. Noël Novelli (<text:a xlink:type="simple" xlink:href="mailto:Olivier.Michalon@univ-amu.fr"><text:span text:style-name="Lien_20_hypertexte">Noël.Novelli@univ-amu.fr</text:span></text:a>)</text:p>
      <text:p text:style-name="Normal">La société cliente est représentée par M.Elimioreux (<text:a xlink:type="simple" xlink:href="mailto:Olivier.Michalon@univ-amu.fr"><text:span text:style-name="Lien_20_hypertexte">Noël.Novelli@univ-amu.fr</text:span></text:a>), PDG de la société susdite.</text:p>
      <text:p text:style-name="Normal"/>
      <text:list xml:id="list40468133" text:style-name="L1">
        <text:list-item>
          <text:p text:style-name="P39"/>
        </text:list-item>
      </text:list>
      <text:h text:style-name="Heading_20_2" text:outline-level="2"><text:bookmark-start text:name="_Toc370160130"/>Répartition entre l'équipe du projet et les sous–traitants<text:bookmark-end text:name="_Toc370160130"/></text:h>
      <text:p text:style-name="P35"/>
      <text:p text:style-name="P16">L'ensemble des tâches à réaliser seront à la charge de l'équipe de développement.</text:p>
      <text:p text:style-name="P22"/>
      <text:list xml:id="list40474420" text:style-name="L2">
        <text:list-item>
          <text:p text:style-name="P40"><text:soft-page-break/></text:p>
        </text:list-item>
        <text:list-item>
          <text:p text:style-name="P40"/>
        </text:list-item>
      </text:list>
      <text:h text:style-name="Heading_20_2" text:outline-level="2"><text:bookmark-start text:name="_Toc370160131"/>Planification du projet<text:bookmark-end text:name="_Toc370160131"/></text:h>
      <text:p text:style-name="P31"/>
      <text:p text:style-name="P16">La planification du projet sera pensée selon le cycle de vie en spirale, avec une confrontation régulière au présent PAQ, afin de maintenir les engagements de qualités et de limiter les risques contractés tout au long des différentes itérations.</text:p>
      <text:p text:style-name="P16"/>
      <text:h text:style-name="Heading_20_2" text:outline-level="2">Responsabilités</text:h>
      <text:p text:style-name="Normal"/>
      <text:p text:style-name="Normal">Un responsable qualité sera nommé à chaque itération <text:span text:style-name="T28">afin de vérifier que les objectifs de celle ci </text:span><text:span text:style-name="T31">sont atteints et répondent aux attentes en termes de qualité.</text:span></text:p>
      <text:p text:style-name="P16"/>
      <text:list xml:id="list40481169" text:style-name="L3">
        <text:list-item>
          <text:p text:style-name="P41"/>
        </text:list-item>
        <text:list-item>
          <text:p text:style-name="P41"/>
        </text:list-item>
        <text:list-item>
          <text:p text:style-name="P41"/>
        </text:list-item>
      </text:list>
      <text:h text:style-name="Heading_20_2" text:outline-level="2"><text:bookmark-start text:name="_Toc370160132"/>Démarche de développement du système d'information<text:bookmark-end text:name="_Toc370160132"/></text:h>
      <text:p text:style-name="P23"/>
      <text:p text:style-name="P16">Afin de faire circuler de manière fluide <text:s/>les informations entre les différentes équipes impliquées dans le projet, il convient de respecter les fréquences indiquées ci-dessous pour les différentes réunions et envois de documents :</text:p>
      <text:p text:style-name="P16"/>
      <text:p text:style-name="P11"><text:span text:style-name="Police_20_par_20_défaut"><text:span text:style-name="T1">Réunion externe </text:span></text:span><text:span text:style-name="Police_20_par_20_défaut"><text:span text:style-name="T3">: </text:span></text:span><text:span text:style-name="Police_20_par_20_défaut"><text:span text:style-name="T7">Les réunions externes se tiendront de façon hebdomadaire, chaque mercredi.</text:span></text:span></text:p>
      <text:p text:style-name="P11"><text:span text:style-name="Police_20_par_20_défaut"><text:span text:style-name="T7">Elles seront précédées de l'envoi d'un ordre du jour, 24h avant la date de la réunion, et donneront lieu </text:span></text:span><text:span text:style-name="Police_20_par_20_défaut"><text:span text:style-name="T19">à la rédaction d’un compte rendu, qui est livré au client dans un délai maximum de 48 heures.</text:span></text:span></text:p>
      <text:p text:style-name="P15"/>
      <text:p text:style-name="P11"><text:span text:style-name="Police_20_par_20_défaut"><text:span text:style-name="T1">Réunion interne :</text:span></text:span><text:span text:style-name="Police_20_par_20_défaut"><text:span text:style-name="T3"> </text:span></text:span><text:span text:style-name="Police_20_par_20_défaut"><text:span text:style-name="T7">Les réunions internes se tiendront de façon hebdomadaire, chaque mercredi </text:span></text:span><text:span text:style-name="Police_20_par_20_défaut"><text:span text:style-name="T19">et regroupent l’ensemble des membres de l’équipe de travail.</text:span></text:span></text:p>
      <text:p text:style-name="P11"><text:span text:style-name="Police_20_par_20_défaut"><text:span text:style-name="T7">Elles seront précédées de l'envoi d'un ordre du jour, et donneront lieu à l'envoi d'un CR </text:span></text:span><text:span text:style-name="Police_20_par_20_défaut"><text:span text:style-name="T19">dans un délai maximum de 48 heures.</text:span></text:span></text:p>
      <text:p text:style-name="P16"/>
      <text:p text:style-name="P16">Il sera donc émis chaque semaine un ordre du jour et un compte rendu pour chacune des deux réunions évoquées ci-dessus qui devront être validé par les personnes concernée.</text:p>
      <text:p text:style-name="P16"/>
      <text:p text:style-name="P16">Les autres documents à maintenir seront :</text:p>
      <text:p text:style-name="P11"><text:span text:style-name="Police_20_par_20_défaut"><text:span text:style-name="T1">Les fiches d'itération</text:span></text:span><text:span text:style-name="Police_20_par_20_défaut"><text:span text:style-name="T3"> : </text:span></text:span><text:span text:style-name="Police_20_par_20_défaut"><text:span text:style-name="T7">Elles listent les différentes tâches ainsi que leurs acteurs et les dates de fin planifiées et réelles pour chaque itération. </text:span></text:span></text:p>
      <text:p text:style-name="P15"/>
      <text:p text:style-name="P11"><text:span text:style-name="Police_20_par_20_défaut"><text:span text:style-name="T1">Le cahier des charges</text:span></text:span><text:span text:style-name="Police_20_par_20_défaut"><text:span text:style-name="T3"> : </text:span></text:span><text:span text:style-name="Police_20_par_20_défaut"><text:span text:style-name="T7">Il s'agit de la description précise de ce qui est attendu du projet. Il sera mis à jour en fonction des conclusions de chacune des réunions externes.</text:span></text:span></text:p>
      <text:p text:style-name="P15"/>
      <text:p text:style-name="P11"><text:span text:style-name="Police_20_par_20_défaut"><text:span text:style-name="T1">Le rapport final :</text:span></text:span><text:span text:style-name="Police_20_par_20_défaut"><text:span text:style-name="T13"> </text:span></text:span><text:span text:style-name="Police_20_par_20_défaut"><text:span text:style-name="T14">Il regroupe l'ensemble des dossiers d'analyse liés au projet, et l'ensemble des documents précédemment cités <text:s/>qui lui sont annexés.</text:span></text:span></text:p>
      <text:p text:style-name="P11"/>
      <text:h text:style-name="P42" text:outline-level="2">Règles et standards applicables</text:h>
      <text:p text:style-name="P28"/>
      <text:p text:style-name="P11"><text:span text:style-name="Police_20_par_20_défaut"><text:span text:style-name="T17">La première lettre d'une classe est une majuscule, suivit par des minuscules. Si la classe est un nom composé alors chaque lettre du premier mot sera en majuscule (ex : MaClasse). </text:span></text:span></text:p>
      <text:p text:style-name="P11"><text:span text:style-name="Police_20_par_20_défaut"><text:span text:style-name="T17"/></text:span></text:p>
      <text:p text:style-name="P11"><text:span text:style-name="Police_20_par_20_défaut"><text:span text:style-name="T17">Les méthodes de la classe commencent par une minuscule. Si la méthode est un nom composé alors chaque lettre du premier mot sera en majuscule (ex : maMethode()).</text:span></text:span></text:p>
      <text:p text:style-name="P11"><text:span text:style-name="Police_20_par_20_défaut"><text:span text:style-name="T17"/></text:span></text:p>
      <text:p text:style-name="P11"><text:span text:style-name="Police_20_par_20_défaut"><text:span text:style-name="T17">Les données membres seront tou</text:span></text:span><text:span text:style-name="Police_20_par_20_défaut"><text:span text:style-name="T18">tes</text:span></text:span><text:span text:style-name="Police_20_par_20_défaut"><text:span text:style-name="T17"> privées, si on a besoin d'avoir accès </text:span></text:span><text:span text:style-name="Police_20_par_20_défaut"><text:span text:style-name="T18">à</text:span></text:span><text:span text:style-name="Police_20_par_20_défaut"><text:span text:style-name="T17"> une donnée membre en dehors de la classe, on implémentera systématiquement les méthodes get et set de la donnée membre.</text:span></text:span></text:p>
      <text:p text:style-name="P11"><text:span text:style-name="Police_20_par_20_défaut"><text:span text:style-name="T17"/></text:span></text:p>
      <text:p text:style-name="P11"><text:soft-page-break/><text:span text:style-name="Police_20_par_20_défaut"><text:span text:style-name="T17">les noms des classes et des méthodes doivent être en anglophone (ex : takePlayer() autorisé, prendreJoueur() interdit).</text:span></text:span></text:p>
      <text:p text:style-name="P11"><text:span text:style-name="Police_20_par_20_défaut"><text:span text:style-name="T38"/></text:span></text:p>
      <text:p text:style-name="P11"><text:span text:style-name="Police_20_par_20_défaut"><text:span text:style-name="T38"/></text:span></text:p>
      <text:p text:style-name="P11"><text:span text:style-name="Police_20_par_20_défaut"><text:span text:style-name="T18">Les règles validées par tous les membres de développement ne peuvent plus être modifié, cela permettra de maintenir une évolution sans régression.</text:span></text:span></text:p>
      <text:p text:style-name="P11"><text:span text:style-name="Police_20_par_20_défaut"><text:span text:style-name="T39"/></text:span></text:p>
      <text:p text:style-name="P11"><text:span text:style-name="Police_20_par_20_défaut"><text:span text:style-name="T14"/></text:span></text:p>
      <text:h text:style-name="Heading_20_2" text:outline-level="2"><text:span text:style-name="Police_20_par_20_défaut"><text:span text:style-name="T10">Gestion de la documentation</text:span></text:span></text:h>
      <text:p text:style-name="Normal"><text:span text:style-name="Police_20_par_20_défaut"><text:span text:style-name="T10"/></text:span></text:p>
      <text:p text:style-name="Normal">Dans le but de faciliter la lecture des documents et de formaliser leur mise en page, les conventions suivantes seront adoptées :</text:p>
      <text:p text:style-name="Normal"/>
      <text:p text:style-name="Normal">Chaque document possède un en-tête indiquant :</text:p>
      <text:p text:style-name="Normal"/>
      <text:p text:style-name="Normal">Un tableau indiquant les auteurs, les approbateurs et les validateurs de celui-ci ainsi que la date</text:p>
      <text:p text:style-name="Normal">d'émission ou de validation,</text:p>
      <text:p text:style-name="Normal"/>
      <text:p text:style-name="Normal">Un historique des versions indiquant la version, l'auteur des modifications, ainsi que la date et l'objet des modifications,</text:p>
      <text:p text:style-name="Normal"/>
      <text:p text:style-name="Normal">Si la taille du document le justifie, un sommaire.</text:p>
      <text:p text:style-name="Normal"/>
      <text:p text:style-name="Normal">Le numéro de version d'un document est incrémenté à chaque réémission de celui ci.</text:p>
      <text:p text:style-name="Normal"/>
      <text:h text:style-name="Heading_20_2" text:outline-level="2"><text:bookmark-start text:name="_Toc370160134"/>Les outils de conduite de projets<text:bookmark-end text:name="_Toc370160134"/></text:h>
      <text:p text:style-name="P24"/>
      <text:p text:style-name="P11"><text:span text:style-name="Police_20_par_20_défaut"><text:span text:style-name="T21">Voici la liste des différents outils utilisés tant bien pour l’organisation et le développement que pour le suivi du projet</text:span></text:span><text:span text:style-name="Police_20_par_20_défaut"><text:span text:style-name="T23"> 2 </text:span></text:span><text:span text:style-name="Police_20_par_20_défaut"><text:span text:style-name="T21">:</text:span></text:span></text:p>
      <text:list xml:id="list40485691" text:style-name="L4">
        <text:list-item>
          <text:p text:style-name="P38"><text:span text:style-name="Police_20_par_20_défaut"><text:span text:style-name="T26">Systèmes d’exploitation </text:span></text:span><text:span text:style-name="Police_20_par_20_défaut"><text:span text:style-name="T21">: Linux, Windows XP, Windows Vista</text:span></text:span></text:p>
        </text:list-item>
        <text:list-item>
          <text:p text:style-name="P38"><text:span text:style-name="Police_20_par_20_défaut"><text:span text:style-name="T26">Planification </text:span></text:span><text:span text:style-name="Police_20_par_20_défaut"><text:span text:style-name="T21">: Windows Project</text:span></text:span></text:p>
        </text:list-item>
        <text:list-item>
          <text:p text:style-name="P38"><text:span text:style-name="Police_20_par_20_défaut"><text:span text:style-name="T26">Modélisation UML </text:span></text:span><text:span text:style-name="Police_20_par_20_défaut"><text:span text:style-name="T21">: Umbrello, BOUML,</text:span></text:span><text:span text:style-name="Police_20_par_20_défaut"><text:span text:style-name="T22">ArgoUML</text:span></text:span></text:p>
        </text:list-item>
        <text:list-item>
          <text:p text:style-name="P38"><text:span text:style-name="Police_20_par_20_défaut"><text:span text:style-name="T26">Langage de programmation </text:span></text:span><text:span text:style-name="Police_20_par_20_défaut"><text:span text:style-name="T21">: C++ / Qt (version 5.1)</text:span></text:span></text:p>
        </text:list-item>
      </text:list>
      <text:h text:style-name="Heading_20_1" text:outline-level="1"><text:bookmark-start text:name="_Toc370160135"/>Suivi de l'application du PAQ<text:bookmark-end text:name="_Toc370160135"/></text:h>
      <text:p text:style-name="P34"/>
      <text:p text:style-name="P17">Le suivi de l'application du PAQ sera à la charge du responsable qualité désigné pour chaque itération.</text:p>
      <text:p text:style-name="P18">Tous les efforts seront faits afin que chaque livraison valide les différents points évoqués dans ce document. Dans le cas contraire, les lacunes détectées à la fin d'une itération devront être rectifiées au cours de la prochaine ité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OpenSymbol" svg:font-family="OpenSymbol"/>
    <style:font-face style:name="Liberation Serif1" svg:font-family="'Liberation Serif'" style:font-family-generic="roman"/>
    <style:font-face style:name="Calibri" svg:font-family="Calibri" style:font-family-generic="swiss"/>
    <style:font-face style:name="Calibri,Bold" svg:font-family="'Calibri,Bold'" style:font-family-generic="swiss"/>
    <style:font-face style:name="Calibri1" svg:font-family="Calibri, Bold" style:font-family-generic="swiss"/>
    <style:font-face style:name="Cambria,Italic" svg:font-family="'Cambria,Italic'" style:font-family-generic="swiss"/>
    <style:font-face style:name="Cambria1" svg:font-family="Cambria, Bold" style:font-family-generic="swiss"/>
    <style:font-face style:name="Cambria" svg:font-family="Cambria, BoldItalic" style:font-family-generic="swiss"/>
    <style:font-face style:name="Cambria2" svg:font-family="Cambria, Italic" style:font-family-generic="swiss"/>
    <style:font-face style:name="FreeSans1" svg:font-family="FreeSans" style:font-family-generic="swiss"/>
    <style:font-face style:name="Liberation Sans3" svg:font-family="'Liberation Sans'" style:font-family-generic="swiss"/>
    <style:font-face style:name="Liberation Sans2" svg:font-family="'Liberation Sans'" style:font-adornments="Gras" style:font-family-generic="swiss"/>
    <style:font-face style:name="CMBX12" svg:font-family="CMBX12" style:font-family-generic="system"/>
    <style:font-face style:name="CMMI12" svg:font-family="CMMI12" style:font-family-generic="system"/>
    <style:font-face style:name="CMR12" svg:font-family="CMR12" style:font-family-generic="system"/>
    <style:font-face style:name="CMR8" svg:font-family="CMR8" style:font-family-generic="system"/>
    <style:font-face style:name="Cambria3"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Normal" style:family="paragraph">
      <style:paragraph-properties fo:margin-top="0cm" fo:margin-bottom="0cm" fo:line-height="100%" fo:hyphenation-ladder-count="no-limit" style:shadow="none"/>
      <style:text-properties fo:font-size="11pt" style:font-size-asian="11pt" style:language-asian="en" style:country-asian="US" style:font-size-complex="11pt" fo:hyphenate="false" fo:hyphenation-remain-char-count="2" fo:hyphenation-push-char-count="2"/>
    </style:style>
    <style:style style:name="Heading_20_2" style:display-name="Heading 2" style:family="paragraph" style:parent-style-name="Normal" style:next-style-name="Normal" style:class="text" style:default-outline-level="2">
      <style:paragraph-properties fo:margin-top="0.071cm" fo:margin-bottom="0cm" fo:line-height="107%" fo:keep-together="always" fo:hyphenation-ladder-count="no-limit" fo:keep-with-next="always"/>
      <style:text-properties fo:color="#000000" style:font-name="Liberation Sans2" fo:font-size="12pt" fo:font-weight="bold" style:font-name-asian="Times New Roman" style:font-size-asian="13pt" style:font-size-complex="13pt" fo:hyphenate="false" fo:hyphenation-remain-char-count="2" fo:hyphenation-push-char-count="2"/>
    </style:style>
    <style:style style:name="Paragraphe_20_de_20_liste" style:display-name="Paragraphe de liste" style:family="paragraph" style:parent-style-name="Normal">
      <style:paragraph-properties fo:margin-left="1.249cm" fo:margin-right="0cm" fo:hyphenation-ladder-count="no-limit" fo:text-indent="0cm" style:auto-text-indent="false">
        <style:tab-stops/>
      </style:paragraph-properties>
      <style:text-properties fo:hyphenate="false" fo:hyphenation-remain-char-count="2" fo:hyphenation-push-char-count="2"/>
    </style:style>
    <style:style style:name="Heading_20_3" style:display-name="Heading 3" style:family="paragraph" style:parent-style-name="Heading" style:next-style-name="Text_20_body" style:class="text" style:default-outline-level="3">
      <style:text-properties fo:color="#000000" fo:font-size="10.5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WW_5f_CharLFO28LVL1" style:display-name="WW_CharLFO28LVL1" style:family="text">
      <style:text-properties fo:color="#9bbb59" fo:font-weight="bold" style:font-weight-asian="bold"/>
    </style:style>
    <style:style style:name="Lien_20_hypertexte" style:display-name="Lien hypertexte" style:family="text">
      <style:text-properties fo:color="#0563c1" style:text-underline-style="solid" style:text-underline-width="auto" style:text-underline-color="font-color" style:text-und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29LVL1" style:display-name="WW_CharLFO29LVL1" style:family="text">
      <style:text-properties fo:color="#9bbb59" fo:font-weight="bold" style:font-weight-asian="bold"/>
    </style:style>
    <style:style style:name="WW_5f_CharLFO30LVL1" style:display-name="WW_CharLFO30LVL1" style:family="text">
      <style:text-properties fo:color="#9bbb59" fo:font-weight="bold" style:font-weight-asian="bold"/>
    </style:style>
    <style:style style:name="WW_5f_CharLFO31LVL1" style:display-name="WW_CharLFO31LVL1" style:family="text">
      <style:text-properties fo:color="#9bbb59" fo:font-weight="bold" style:font-weight-asian="bold"/>
    </style:style>
    <style:style style:name="WW_5f_CharLFO32LVL1" style:display-name="WW_CharLFO32LVL1" style:family="text">
      <style:text-properties fo:color="#9bbb59" fo:font-weight="bold" style:font-weight-asian="bold"/>
    </style:style>
    <style:style style:name="WW_5f_CharLFO33LVL1" style:display-name="WW_CharLFO33LVL1" style:family="text">
      <style:text-properties fo:color="#9bbb59" fo:font-weight="bold"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35LVL1" style:display-name="WW_CharLFO35LVL1" style:family="text">
      <style:text-properties fo:color="#9bbb59" fo:font-weight="bold" style:font-weight-asian="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Plan Assurance Qualité <text:s text:c="21"/><text:tab/><text:tab/> Groupe A v.1.0</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UIEU Christophe</meta:initial-creator>
    <meta:creation-date>2013-10-23T16:16:45</meta:creation-date>
    <dc:date>2013-11-04T20:32:45.57</dc:date>
    <meta:editing-duration>PT03H18M41S</meta:editing-duration>
    <meta:editing-cycles>27</meta:editing-cycles>
    <meta:generator>OpenOffice.org/3.0$Win32 OpenOffice.org_project/300m15$Build-9379</meta:generator>
    <dc:creator>Plong Michael</dc:creator>
    <meta:document-statistic meta:table-count="5" meta:image-count="0" meta:object-count="0" meta:page-count="6" meta:paragraph-count="149" meta:word-count="1647" meta:character-count="10664"/>
    <meta:user-defined meta:name="Info 1"/>
    <meta:user-defined meta:name="Info 2"/>
    <meta:user-defined meta:name="Info 3"/>
    <meta:user-defined meta:name="Info 4"/>
  </office:meta>
</office:document-meta>
</file>